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4" office:value-type="string" calcext:value-type="string">
            <text:p>mh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permalink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Mus.ms. 4150/1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office:value-type="string" calcext:value-type="string">
            <text:p>Mus.ms. 4291/1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Mus.ms. 4150/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Mus.ms. 4291/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Mus.ms. 4291/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Mus.ms. 4150/1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Mus.ms. 4150/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office:value-type="string" calcext:value-type="string">
            <text:p>Mus.ms. 4150/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 office:value-type="string" calcext:value-type="string">
            <text:p>Mus.ms. 4291/1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 office:value-type="string" calcext:value-type="string">
            <text:p>Mus.ms. 4150/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Mus.ms. 4150/1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office:value-type="string" calcext:value-type="string">
            <text:p>Mus.ms. 4150/1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Mus.ms. 4291/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Mus.ms. 4291/8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Mus.ms. 4291/9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Mus.ms. 4291/1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Mus.ms. 4291/10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Mus.ms. 4291/1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Mus.ms. 4291/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Mus.ms. 4291/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office:value-type="string" calcext:value-type="string">
            <text:p>Mus.ms. 4150/1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 office:value-type="string" calcext:value-type="string">
            <text:p>Mus.ms. 4291/7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Mus.ms. 4291/1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Mus.ms. 4291/1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2"/>
          <table:table-cell office:value-type="string" calcext:value-type="string">
            <text:p>only ob par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office:value-type="string" calcext:value-type="string">
            <text:p>Mus.ms. 4150/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office:value-type="string" calcext:value-type="string">
            <text:p>Mus.ms. 4150/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office:value-type="string" calcext:value-type="string">
            <text:p>Mus.ms. 4150/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office:value-type="string" calcext:value-type="string">
            <text:p>Mus.ms. 4150/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office:value-type="string" calcext:value-type="string">
            <text:p>Mus.ms. 4150/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office:value-type="string" calcext:value-type="string">
            <text:p>Mus.ms. 4150/1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office:value-type="string" calcext:value-type="string">
            <text:p>Mus.ms. 4150/1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Mus.ms. 4150/1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Mus.ms. 4150/1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Mus.ms. 4150/2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Mus.ms. 4150/2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Mus.ms. 4150/3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Mus.ms. 4150/1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Mus.ms. 4150/2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office:value-type="string" calcext:value-type="string">
            <text:p>Mus.ms. 4150/2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office:value-type="string" calcext:value-type="string">
            <text:p>Mus.ms. 4150/2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Mus.ms. 4150/2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Mus.ms. 4150/2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office:value-type="string" calcext:value-type="string">
            <text:p>Mus.ms. 4150/2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office:value-type="string" calcext:value-type="string">
            <text:p>Mus.ms. 4150/2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Mus.ms. 4150/2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office:value-type="string" calcext:value-type="string">
            <text:p>Mus.ms. 4150/3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Mus.ms. 4150/3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Mus.ms. 4150/3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Mus.ms. 4150/3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office:value-type="string" calcext:value-type="string">
            <text:p>Mus.ms. 4150/3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Mus.ms. 4291/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3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7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10-10T20:57:55.133349811</dc:date>
    <meta:editing-duration>PT2H53M45S</meta:editing-duration>
    <meta:editing-cycles>96</meta:editing-cycles>
    <meta:generator>LibreOffice/7.4.1.2$Linux_X86_64 LibreOffice_project/40$Build-2</meta:generator>
    <meta:document-statistic meta:table-count="1" meta:cell-count="651" meta:object-count="0"/>
  </office:meta>
</office:document-meta>
</file>